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crum<text:line-break/><text:a xlink:type="simple" xlink:href="http://www.scrumy.com/mydiarygps">http://www.scrumy.com/mydiarygps</text:a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20T08:34:17.62</meta:creation-date>
    <meta:document-statistic meta:table-count="0" meta:image-count="0" meta:object-count="0" meta:page-count="1" meta:paragraph-count="1" meta:word-count="2" meta:character-count="39"/>
    <dc:date>2011-03-20T08:35:33.39</dc:date>
    <meta:editing-duration>PT1M18S</meta:editing-duration>
    <meta:editing-cycles>1</meta:editing-cycles>
    <meta:generator>BrOffice/3.3$Win32 LibreOffice_project/330m19$Build-6</meta:generator>
  </office:meta>
</office:document-meta>
</file>